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entury Gothic" svg:font-family="'Century Gothic'" style:font-family-generic="roman" style:font-pitch="variable"/>
    <style:font-face style:name="DejaVu Sans" svg:font-family="'DejaVu Sans'" style:font-family-generic="system" style:font-pitch="variable"/>
    <style:font-face style:name="Liberation Serif" svg:font-family="'Liberation Serif'" style:font-family-generic="roman" style:font-pitch="variable"/>
    <style:font-face style:name="Noto Sans Arabic" svg:font-family="'Noto Sans Arabic'" style:font-family-generic="system" style:font-pitch="variable"/>
  </office:font-face-decls>
  <office:automatic-styles>
    <style:style style:name="Table2" style:family="table">
      <style:table-properties style:width="15.789cm" fo:margin-left="-0.191cm" fo:margin-top="0cm" fo:margin-bottom="0cm" table:align="left" style:writing-mode="lr-tb"/>
    </style:style>
    <style:style style:name="Table2.A" style:family="table-column">
      <style:table-column-properties style:column-width="9.426cm"/>
    </style:style>
    <style:style style:name="Table2.B" style:family="table-column">
      <style:table-column-properties style:column-width="6.362cm"/>
    </style:style>
    <style:style style:name="Table2.1" style:family="table-row">
      <style:table-row-properties style:min-row-height="1.046cm" fo:keep-together="auto"/>
    </style:style>
    <style:style style:name="Table2.A1" style:family="table-cell">
      <style:table-cell-properties fo:padding-left="0.191cm" fo:padding-right="0.191cm" fo:padding-top="0cm" fo:padding-bottom="0cm" fo:border="0.5pt solid #000000" style:writing-mode="lr-tb"/>
    </style:style>
    <style:style style:name="Table2.2" style:family="table-row">
      <style:table-row-properties style:min-row-height="0.836cm" fo:keep-together="auto"/>
    </style:style>
    <style:style style:name="Table2.9" style:family="table-row">
      <style:table-row-properties style:min-row-height="0.908cm" fo:keep-together="auto"/>
    </style:style>
    <style:style style:name="P1" style:family="paragraph" style:parent-style-name="Standard">
      <style:text-properties officeooo:rsid="00058b4f" officeooo:paragraph-rsid="00058b4f"/>
    </style:style>
    <style:style style:name="P2" style:family="paragraph" style:parent-style-name="Standard">
      <style:text-properties officeooo:rsid="00058b4f" officeooo:paragraph-rsid="000625f8"/>
    </style:style>
    <style:style style:name="P3" style:family="paragraph" style:parent-style-name="Standard">
      <style:paragraph-properties fo:text-align="center" style:justify-single-word="false"/>
      <style:text-properties officeooo:rsid="00058b4f" officeooo:paragraph-rsid="00058b4f"/>
    </style:style>
    <style:style style:name="P4" style:family="paragraph" style:parent-style-name="Standard">
      <style:text-properties style:font-name="Century Gothic" fo:font-size="14pt" fo:font-weight="bold" officeooo:rsid="00058b4f" officeooo:paragraph-rsid="00058b4f" style:font-size-asian="14pt" style:font-weight-asian="bold"/>
    </style:style>
    <style:style style:name="P5" style:family="paragraph" style:parent-style-name="Standard">
      <style:text-properties style:font-name="Century Gothic" fo:font-size="14pt" fo:font-weight="bold" officeooo:paragraph-rsid="00058b4f" style:font-size-asian="14pt" style:font-weight-asian="bold"/>
    </style:style>
    <style:style style:name="P6" style:family="paragraph" style:parent-style-name="Standard">
      <style:text-properties style:font-name="Century Gothic" fo:font-size="11pt" fo:font-weight="bold" officeooo:rsid="00058b4f" officeooo:paragraph-rsid="00058b4f" style:font-size-asian="11pt" style:font-weight-asian="bold" style:font-size-complex="11pt"/>
    </style:style>
    <style:style style:name="P7" style:family="paragraph" style:parent-style-name="Standard">
      <style:text-properties style:font-name="Century Gothic" fo:font-size="11pt" fo:font-weight="normal" officeooo:rsid="00058b4f" officeooo:paragraph-rsid="00058b4f" style:font-size-asian="11pt" style:font-weight-asian="normal" style:font-size-complex="11pt" style:font-weight-complex="normal"/>
    </style:style>
    <style:style style:name="P8" style:family="paragraph" style:parent-style-name="Standard">
      <style:paragraph-properties fo:text-align="end" style:justify-single-word="false" fo:orphans="0" fo:widows="0"/>
      <style:text-properties officeooo:paragraph-rsid="00058b4f"/>
    </style:style>
    <style:style style:name="P9" style:family="paragraph" style:parent-style-name="Standard">
      <style:paragraph-properties fo:text-align="center" style:justify-single-word="false"/>
      <style:text-properties fo:font-size="48pt" officeooo:rsid="00058b4f" officeooo:paragraph-rsid="00058b4f" style:font-size-asian="48pt" style:font-size-complex="48pt"/>
    </style:style>
    <style:style style:name="P10" style:family="paragraph" style:parent-style-name="Standard">
      <style:paragraph-properties fo:text-align="center" style:justify-single-word="false"/>
      <style:text-properties officeooo:rsid="000625f8" officeooo:paragraph-rsid="000625f8"/>
    </style:style>
    <style:style style:name="P11" style:family="paragraph" style:parent-style-name="Standard">
      <style:text-properties fo:font-size="12pt" officeooo:rsid="00058b4f" officeooo:paragraph-rsid="00058b4f" style:font-size-asian="12pt" style:font-size-complex="12pt"/>
    </style:style>
    <style:style style:name="P12" style:family="paragraph" style:parent-style-name="Standard">
      <style:text-properties fo:font-size="11pt" officeooo:rsid="00058b4f" officeooo:paragraph-rsid="00058b4f" style:font-size-asian="11pt" style:font-size-complex="11pt"/>
    </style:style>
    <style:style style:name="P13" style:family="paragraph" style:parent-style-name="Standard">
      <style:paragraph-properties fo:break-before="page"/>
      <style:text-properties style:font-name="Century Gothic" fo:font-size="16pt" fo:font-weight="bold" officeooo:paragraph-rsid="00058b4f" style:font-size-asian="16pt" style:font-weight-asian="bold"/>
    </style:style>
    <style:style style:name="P14" style:family="paragraph" style:parent-style-name="Standard">
      <style:paragraph-properties fo:text-align="center" style:justify-single-word="false" fo:orphans="0" fo:widows="0"/>
      <style:text-properties style:font-name="Century Gothic" fo:font-size="16pt" fo:font-weight="bold" officeooo:paragraph-rsid="00058b4f" style:font-size-asian="16pt" style:font-weight-asian="bold" style:font-weight-complex="bold"/>
    </style:style>
    <style:style style:name="P15" style:family="paragraph" style:parent-style-name="Standard">
      <style:text-properties style:font-name="Century Gothic" fo:font-size="14pt" fo:font-weight="bold" officeooo:paragraph-rsid="00058b4f" style:font-size-asian="14pt" style:font-weight-asian="bold"/>
    </style:style>
    <style:style style:name="P16" style:family="paragraph" style:parent-style-name="Standard">
      <style:paragraph-properties fo:break-before="page"/>
      <style:text-properties style:font-name="Century Gothic" fo:font-size="14pt" fo:font-weight="bold" officeooo:paragraph-rsid="00058b4f" style:font-size-asian="14pt" style:font-weight-asian="bold"/>
    </style:style>
    <style:style style:name="P17" style:family="paragraph" style:parent-style-name="Standard">
      <style:paragraph-properties fo:orphans="0" fo:widows="0"/>
      <style:text-properties style:font-name="Century Gothic" fo:font-size="14pt" fo:font-weight="bold" officeooo:paragraph-rsid="00058b4f" style:font-size-asian="14pt" style:font-weight-asian="bold" style:font-weight-complex="bold"/>
    </style:style>
    <style:style style:name="P18" style:family="paragraph" style:parent-style-name="Standard">
      <style:paragraph-properties fo:break-before="page"/>
      <style:text-properties style:font-name="Century Gothic" fo:font-size="14pt" fo:font-weight="bold" officeooo:paragraph-rsid="000625f8" style:font-size-asian="14pt" style:font-weight-asian="bold"/>
    </style:style>
    <style:style style:name="P19" style:family="paragraph" style:parent-style-name="Standard">
      <style:paragraph-properties fo:text-align="end" style:justify-single-word="false"/>
      <style:text-properties style:font-name="Century Gothic" fo:font-size="14pt" officeooo:paragraph-rsid="00058b4f" style:font-size-asian="14pt"/>
    </style:style>
    <style:style style:name="P20" style:family="paragraph" style:parent-style-name="Standard">
      <style:text-properties style:font-name="Century Gothic" fo:font-size="12pt" fo:font-weight="bold" officeooo:rsid="00058b4f" officeooo:paragraph-rsid="00058b4f" style:font-size-asian="12pt" style:font-weight-asian="bold"/>
    </style:style>
    <style:style style:name="P21" style:family="paragraph" style:parent-style-name="Standard">
      <style:text-properties style:font-name="Century Gothic" fo:font-size="12pt" fo:font-weight="bold" officeooo:rsid="00058b4f" officeooo:paragraph-rsid="000625f8" style:font-size-asian="12pt" style:font-weight-asian="bold"/>
    </style:style>
    <style:style style:name="P22" style:family="paragraph" style:parent-style-name="Standard">
      <style:text-properties style:font-name="Century Gothic" fo:font-size="12pt" fo:font-weight="bold" officeooo:paragraph-rsid="00058b4f" style:font-size-asian="12pt" style:font-weight-asian="bold"/>
    </style:style>
    <style:style style:name="P23" style:family="paragraph" style:parent-style-name="Standard">
      <style:text-properties style:font-name="Century Gothic" officeooo:paragraph-rsid="00058b4f"/>
    </style:style>
    <style:style style:name="P24" style:family="paragraph" style:parent-style-name="Standard">
      <style:paragraph-properties fo:orphans="0" fo:widows="0"/>
      <style:text-properties style:font-name="Century Gothic" officeooo:paragraph-rsid="00058b4f"/>
    </style:style>
    <style:style style:name="P25" style:family="paragraph" style:parent-style-name="Standard">
      <style:paragraph-properties fo:text-align="end" style:justify-single-word="false" fo:orphans="0" fo:widows="0"/>
      <style:text-properties style:font-name="Century Gothic" officeooo:paragraph-rsid="00058b4f"/>
    </style:style>
    <style:style style:name="T1" style:family="text">
      <style:text-properties style:font-name="Century Gothic"/>
    </style:style>
    <style:style style:name="T2" style:family="text">
      <style:text-properties style:font-name="Century Gothic" fo:font-size="14pt" fo:font-weight="bold" style:font-size-asian="14pt" style:font-weight-asian="bold"/>
    </style:style>
    <style:style style:name="T3" style:family="text">
      <style:text-properties style:font-name="Century Gothic" fo:font-size="14pt" fo:font-weight="bold" officeooo:rsid="00058b4f" style:font-size-asian="14pt" style:font-weight-asian="bold"/>
    </style:style>
    <style:style style:name="T4" style:family="text">
      <style:text-properties style:font-name="Century Gothic" fo:font-size="14pt" style:font-size-asian="14pt"/>
    </style:style>
    <style:style style:name="T5" style:family="text">
      <style:text-properties style:font-name="Century Gothic" officeooo:rsid="00058b4f"/>
    </style:style>
    <style:style style:name="T6" style:family="text">
      <style:text-properties officeooo:rsid="000625f8"/>
    </style:style>
    <style:style style:name="T7"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AREA 5</text:p>
      <text:p text:style-name="P3"/>
      <text:p text:style-name="P10"/>
      <text:p text:style-name="P3"/>
      <text:p text:style-name="P3"/>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ÍNDICE</text:p>
      <text:p text:style-name="P5"/>
      <text:p text:style-name="P5">Actividad 1</text:p>
      <text:p text:style-name="P19">Organismos de ayuda…………….……………………………..……3</text:p>
      <text:p text:style-name="P5"/>
      <text:p text:style-name="P5">Actividad 2</text:p>
      <text:p text:style-name="P19">Inversiones…………………………………………………………..……4</text:p>
      <text:p text:style-name="P5"/>
      <text:p text:style-name="P5">Actividad 3</text:p>
      <text:p text:style-name="P19">Financiación………………………………………………………..……5</text:p>
      <text:p text:style-name="P5"/>
      <text:p text:style-name="P5">Actividad 4</text:p>
      <text:p text:style-name="P19">El equipo humano………………………………………………..…….6</text:p>
      <text:p text:style-name="P5"/>
      <text:p text:style-name="P5">Actividad 5</text:p>
      <text:p text:style-name="P19">Riesgos laborales……………………………………….………………8</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6">Actividad 1:</text:p>
      <text:p text:style-name="P20">Determina en qué pueden ayudarte los organismos que se citan en el tema a la hora de realizar tu proyecto empresarial u otros específicos de tú Comunidad Autónoma o localidad. Elige cinco, los que creas más interesantes. </text:p>
      <text:p text:style-name="P6"/>
      <text:p text:style-name="P7">El uso de la Ventanilla Única Empresarial (VUE) facilita la accesibilidad a servicios de tramitación y asesoramiento empresarial, promoviendo la integración de dichos servicios. Esto permite obtener información completa sobre el desarrollo de proyectos empresariales y realizar trámites administrativos desde el inicio de la actividad, evitando la necesidad de visitar múltiples organismos públicos y reduciendo los tiempos de tramitación.</text:p>
      <text:p text:style-name="P7"/>
      <text:p text:style-name="P7">Además, para la tramitación telemática de Sociedades de Responsabilidad Limitada (S.L.), los Puntos de Asesoramiento e Inicio de Tramitación (PAIT) ofrecen una opción más rápida y eficiente para dar de alta una empresa de manera online.</text:p>
      <text:p text:style-name="P7"/>
      <text:p text:style-name="P7">La Cámara de Comercio brinda apoyo en diversas áreas, como la tramitación de programas públicos de ayudas en colaboración con la Administración, la mediación y arbitraje mercantil, así como la provisión de información sobre proyectos y normas emanadas por la Administración que puedan impactar directamente en la empresa. También ofrece diversos programas de formación para directivos y empleados, y en el futuro podría desempeñar un papel en la internacionalización de la empresa.</text:p>
      <text:p text:style-name="P7"/>
      <text:p text:style-name="P7">A nivel de Navarra, el Centro de Empresas Navarro (CEN) es la organización perteneciente a la Confederación Española de la Pequeña y Mediana Empresa (CEPYME) que ofrece apoyo, formación y asesoramiento para las empresas.</text:p>
      <text:p text:style-name="P7"/>
      <text:p text:style-name="P7">En el caso específico de España, la Confederación Española de Jóvenes Empresarios (CEAJE) es la principal asociación de jóvenes emprendedores, brindando servicios a empresarios menores de 41 años con el objetivo de respaldar y mejorar el desarrollo económico y social de los jóvenes emprendedores en el país.</text:p>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Actividad 2: Inversiones.</text:p>
      <text:p text:style-name="P22">Realiza un plan de inversiones de tu proyecto.</text:p>
      <text:p text:style-name="P22"/>
      <text:p text:style-name="P23"/>
      <table:table table:name="Table2" table:style-name="Table2">
        <table:table-column table:style-name="Table2.A"/>
        <table:table-column table:style-name="Table2.B"/>
        <table:table-row table:style-name="Table2.1">
          <table:table-cell table:style-name="Table2.A1" office:value-type="string">
            <text:p text:style-name="P14">Inversion/Gasto</text:p>
          </table:table-cell>
          <table:table-cell table:style-name="Table2.A1" office:value-type="string">
            <text:p text:style-name="P14"><text:s/>Importe</text:p>
          </table:table-cell>
        </table:table-row>
        <table:table-row table:style-name="Table2.2">
          <table:table-cell table:style-name="Table2.A1" office:value-type="string">
            <text:p text:style-name="P24">Gastos de inicio de actividad</text:p>
          </table:table-cell>
          <table:table-cell table:style-name="Table2.A1" office:value-type="string">
            <text:p text:style-name="P25"><text:s text:c="25"/>1.000,00 €</text:p>
          </table:table-cell>
        </table:table-row>
        <table:table-row table:style-name="Table2.2">
          <table:table-cell table:style-name="Table2.A1" office:value-type="string">
            <text:p text:style-name="P24">Capital inical</text:p>
          </table:table-cell>
          <table:table-cell table:style-name="Table2.A1" office:value-type="string">
            <text:p text:style-name="P25"><text:s text:c="25"/>5.000,00 €</text:p>
          </table:table-cell>
        </table:table-row>
        <table:table-row table:style-name="Table2.2">
          <table:table-cell table:style-name="Table2.A1" office:value-type="string">
            <text:p text:style-name="P24">Equipamiento informático</text:p>
          </table:table-cell>
          <table:table-cell table:style-name="Table2.A1" office:value-type="string">
            <text:p text:style-name="P25"><text:s text:c="25"/>3.000,00 €</text:p>
          </table:table-cell>
        </table:table-row>
        <table:table-row table:style-name="Table2.2">
          <table:table-cell table:style-name="Table2.A1" office:value-type="string">
            <text:p text:style-name="P24">Material oficina</text:p>
          </table:table-cell>
          <table:table-cell table:style-name="Table2.A1" office:value-type="string">
            <text:p text:style-name="P25"><text:s text:c="28"/>500,00 €</text:p>
          </table:table-cell>
        </table:table-row>
        <table:table-row table:style-name="Table2.2">
          <table:table-cell table:style-name="Table2.A1" office:value-type="string">
            <text:p text:style-name="P24">Dinero para proveedores</text:p>
          </table:table-cell>
          <table:table-cell table:style-name="Table2.A1" office:value-type="string">
            <text:p text:style-name="P8"><text:span text:style-name="T1"><text:s text:c="25"/></text:span><text:span text:style-name="T5">1</text:span><text:span text:style-name="T1">.000,00 €</text:span></text:p>
          </table:table-cell>
        </table:table-row>
        <table:table-row table:style-name="Table2.2">
          <table:table-cell table:style-name="Table2.A1" office:value-type="string">
            <text:p text:style-name="P24">Gastos de mantenimiento</text:p>
          </table:table-cell>
          <table:table-cell table:style-name="Table2.A1" office:value-type="string">
            <text:p text:style-name="P25"><text:s text:c="28"/>500,00 €</text:p>
          </table:table-cell>
        </table:table-row>
        <table:table-row table:style-name="Table2.2">
          <table:table-cell table:style-name="Table2.A1" office:value-type="string">
            <text:p text:style-name="P24">Reserva para imprevistos</text:p>
          </table:table-cell>
          <table:table-cell table:style-name="Table2.A1" office:value-type="string">
            <text:p text:style-name="P25"><text:s text:c="25"/>2.000,00 €</text:p>
          </table:table-cell>
        </table:table-row>
        <table:table-row table:style-name="Table2.9">
          <table:table-cell table:style-name="Table2.A1" office:value-type="string">
            <text:p text:style-name="P17">Total</text:p>
          </table:table-cell>
          <table:table-cell table:style-name="Table2.A1" office:value-type="string">
            <text:p text:style-name="P8"><text:span text:style-name="T4"><text:s text:c="22"/></text:span><text:span text:style-name="T2">1</text:span><text:span text:style-name="T3">3</text:span><text:span text:style-name="T2">.000,00 €</text:span></text:p>
          </table:table-cell>
        </table:table-row>
      </table:table>
      <text:p text:style-name="P23"/>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Actividad 3: Financiación.</text:p>
      <text:p text:style-name="P20">Elige cuáles van a ser tus líneas de financiación.</text:p>
      <text:p text:style-name="P20"/>
      <text:p text:style-name="P1">La financiación inicial será aportada en su mayoría por la socia unica, quien planea contribuir con un capital total de 10.000€ . Esta inversión forma parte de la estimación inicial de gastos e inversiones que asciende a 15.000€. Para cubrir la diferencia de 5.000€, se buscará financiación externa.</text:p>
      <text:p text:style-name="P11"/>
      <text:p text:style-name="P11">Después de considerar diversas opciones, se ha llegado a la conclusión de que optar por una póliza de crédito es la alternativa más adecuada. Esta elección se fundamenta en la posibilidad de que no sea necesario utilizar la totalidad de los 5.000€ adicionales previstos, dado que existen reservas o fondos destinados a imprevistos según la proyección inicial de inversiones.</text:p>
      <text:p text:style-name="P11"/>
      <text:p text:style-name="P11">Además, al planear solicitar posibles ayudas o subvenciones, es probable que no se requiera la totalidad del capital previsto. Con una póliza de crédito, se accede a una cantidad máxima de dinero durante un período determinado, pero no se está obligado a utilizar la totalidad de la suma. Además, las comisiones se aplican solo sobre el dinero utilizado. Por estos motivos, se considera que la póliza de crédito es la opción más adecuada para la financiación externa del proyect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8">Actividad 4: El equipo humano.</text:p>
      <text:p text:style-name="P21">Determina la estructura organizativa de tu plan de negocio, es decir, las personas que lo componen y sus funciones, así como su posición jerárquica y cualificación. Haz una previsión del crecimiento de personal en cinco años.</text:p>
      <text:p text:style-name="P1"/>
      <text:p text:style-name="P1"><text:span text:style-name="T6">E</text:span>l plan de negocio inicialmente cuenta con un único socio, quien será responsable de aportar el capital inicial y tomar las decisiones estratégicas de la empresa. En cuanto a las funciones, el socio será responsable de la gestión general de la empresa, incluyendo la toma de decisiones financieras, operativas y estratégicas.</text:p>
      <text:p text:style-name="P1"/>
      <text:p text:style-name="P1">En términos de estructura organizativa, dado que la empresa inicialmente cuenta con un único socio, no se establece una jerarquía organizativa formal. Sin embargo, el socio desempeñará el papel principal en la toma de decisiones y la dirección de la empresa.</text:p>
      <text:p text:style-name="P1"/>
      <text:p text:style-name="P1">En cuanto a la cualificación, se espera que el socio posea la experiencia y habilidades necesarias en el área empresarial para gestionar eficazmente la empresa.</text:p>
      <text:p text:style-name="P1"/>
      <text:p text:style-name="P1">En cuanto a la previsión de crecimiento de personal en cinco años, dado que el plan de negocio se basa en una estructura inicial de un solo socio, la expansión del personal dependerá del crecimiento y éxito de la empresa en los primeros años. Se puede prever que a medida que la empresa crezca y se expanda, se contratará personal adicional para cumplir con las necesidades operativas y estratégicas. Sin embargo, la previsión específica del crecimiento del personal en cinco años dependerá de factores como el rendimiento financiero, la demanda del mercado y las oportunidades de crecimiento identificadas durante el desarrollo de la empres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8">Actividad 5: Riesgos Laborales. </text:p>
      <text:p text:style-name="P21">Identifica los riesgos laborales propios de tu sector.</text:p>
      <text:p text:style-name="P2"/>
      <text:p text:style-name="P2">En el sector del desarrollo, existen varios riesgos laborales que los profesionales deben tener en cuenta. Algunos de los riesgos laborales propios de este sector incluyen:</text:p>
      <text:p text:style-name="P2"/>
      <text:p text:style-name="P2"><text:span text:style-name="T7">Sedentarismo</text:span>: Pasar largas horas frente a la computadora desarrollando aplicaciones web puede llevar a un estilo de vida sedentario, lo que puede aumentar el riesgo de problemas de salud como la obesidad, enfermedades cardíacas y problemas musculoesqueléticos.</text:p>
      <text:p text:style-name="P2"/>
      <text:p text:style-name="P2"><text:span text:style-name="T7">Fatiga visual: </text:span>El trabajo prolongado frente a una pantalla de computadora puede causar fatiga visual, ojos secos, dolores de cabeza y otros problemas relacionados con la vista.</text:p>
      <text:p text:style-name="P2"/>
      <text:p text:style-name="P2"><text:span text:style-name="T7">Lesiones musculoesqueléticas</text:span>: Las actividades repetitivas, como escribir código o usar el ratón durante largos períodos, pueden aumentar el riesgo de lesiones musculoesqueléticas, como el síndrome del túnel carpiano, tendinitis y dolor de espalda.</text:p>
      <text:p text:style-name="P2"/>
      <text:p text:style-name="P2"><text:span text:style-name="T7">Estrés y ansiedad:</text:span> Los plazos ajustados, la presión por cumplir con las expectativas del cliente y la naturaleza exigente del trabajo pueden provocar estrés y ansiedad en los desarrolladores de aplicaciones web.</text:p>
      <text:p text:style-name="P2"/>
      <text:p text:style-name="P2"><text:span text:style-name="T7">Problemas ergonómicos:</text:span> Una configuración de estación de trabajo inadecuada puede dar lugar a problemas ergonómicos, como mala postura, dolor de cuello y espalda, y lesiones por esfuerzo repetitiv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entury Gothic" svg:font-family="'Century Gothic'" style:font-family-generic="roman" style:font-pitch="variable"/>
    <style:font-face style:name="DejaVu Sans" svg:font-family="'DejaVu Sans'" style:font-family-generic="system" style:font-pitch="variable"/>
    <style:font-face style:name="Liberation Serif" svg:font-family="'Liberation Serif'" style:font-family-generic="roman" style:font-pitch="variable"/>
    <style:font-face style:name="Noto Sans Arabic" svg:font-family="'Noto Sans Arab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DejaVu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5-13T10:11:50.058422080</dc:date>
    <meta:editing-duration>PT2M24S</meta:editing-duration>
    <meta:editing-cycles>3</meta:editing-cycles>
    <meta:generator>LibreOffice/7.3.7.2$Linux_X86_64 LibreOffice_project/30$Build-2</meta:generator>
    <meta:document-statistic meta:table-count="1" meta:image-count="0" meta:object-count="0" meta:page-count="7" meta:paragraph-count="58" meta:word-count="1015" meta:character-count="6933" meta:non-whitespace-character-count="5770"/>
  </office:meta>
</office:document-meta>
</file>